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ontserrat" svg:font-family="montserrat"/>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1" fo:font-size="12pt" fo:letter-spacing="normal" fo:language="es" fo:country="ES" fo:font-style="normal" fo:font-weight="normal" style:font-size-asian="12pt" style:font-size-complex="12pt"/>
    </style:style>
    <style:style style:name="P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3"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text-properties style:font-name="Times New Roman" fo:font-size="12pt" fo:language="es" fo:country="ES" style:font-size-asian="12pt" style:font-size-complex="12pt"/>
    </style:style>
    <style:style style:name="P5" style:family="paragraph" style:parent-style-name="Text_20_body">
      <style:paragraph-properties fo:margin-top="0cm" fo:margin-bottom="0cm" fo:orphans="2" fo:widows="2" fo:padding="0cm" fo:border="none"/>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6"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montserrat" fo:font-size="11.25pt" fo:letter-spacing="normal" fo:font-style="normal" fo:font-weight="normal"/>
    </style:style>
    <style:style style:name="P7" style:family="paragraph" style:parent-style-name="Text_20_body" style:list-style-name="L1">
      <style:paragraph-properties fo:margin-top="0cm" fo:margin-bottom="0cm" fo:orphans="2" fo:widows="2" fo:padding="0cm" fo:border="none"/>
      <style:text-properties fo:font-variant="normal" fo:text-transform="none" fo:color="#000000" style:font-name="Times New Roman1" fo:font-size="12pt" fo:letter-spacing="normal" fo:language="es" fo:country="ES" fo:font-style="normal" fo:font-weight="normal" style:font-size-asian="12pt" style:font-size-complex="12pt"/>
    </style:style>
    <style:style style:name="P8" style:family="paragraph" style:parent-style-name="Text_20_body" style:list-style-name="L1">
      <style:paragraph-properties fo:margin-top="0cm" fo:margin-bottom="0cm" fo:orphans="2" fo:widows="2" fo:padding="0cm" fo:border="none"/>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9" style:family="paragraph" style:parent-style-name="Text_20_body">
      <style:paragraph-properties fo:margin-left="0cm" fo:margin-right="0cm" fo:margin-top="0cm" fo:margin-bottom="0cm" fo:orphans="2" fo:widows="2" fo:text-indent="0cm" style:auto-text-indent="false" fo:padding="0cm" fo:border="none"/>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style:font-name="Times New Roman" fo:font-size="12pt" fo:language="es" fo:country="ES" style:font-size-asian="12pt" style:font-size-complex="12pt"/>
    </style:style>
    <style:style style:name="P1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montserrat" fo:font-size="11.2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00" style:font-name="montserrat" fo:font-size="11.25pt" fo:letter-spacing="normal" fo:language="es" fo:country="ES" fo:font-style="normal" fo:font-weight="normal" style:font-size-asian="12pt" style:font-size-complex="12pt"/>
    </style:style>
    <style:style style:name="P13" style:family="paragraph" style:parent-style-name="Text_20_body">
      <style:paragraph-properties fo:margin-left="0cm" fo:margin-right="0cm" fo:margin-top="0cm" fo:margin-bottom="0cm" fo:orphans="2" fo:widows="2" fo:text-indent="0cm" style:auto-text-indent="false" fo:padding="0cm" fo:border="none"/>
      <style:text-properties style:font-name="montserrat" fo:font-size="11.25pt"/>
    </style:style>
    <style:style style:name="T1" style:family="text">
      <style:text-properties fo:font-variant="normal" fo:text-transform="none" fo:color="#000000" style:font-name="montserrat" fo:font-size="11.25pt" fo:letter-spacing="normal" fo:font-style="normal" fo:font-weight="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c274" style:text-line-through-style="none" style:font-name="montserrat" fo:font-size="11.25pt" fo:letter-spacing="normal" fo:font-style="normal" style:text-underline-style="none" fo:font-weight="normal" style:text-blinking="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ext:p>
      <text:p text:style-name="P10"><text:span text:style-name="T1">necesito que utilices un formato diferente te sugiero Wiki de Git-Hub, y que hagas uso de imágenes relacionadas al tema, esto te ayudara a desarrollar mejor los temas y le ofrecerás un mejor aspecto visual a tu trabajo!!</text:span> </text:p>
      <text:p text:style-name="P10"/>
      <text:p text:style-name="P6"/>
      <text:p text:style-name="P11">Y por último debes realizar el siguiente ejercicio práctico, y subirlo a tu repositorio en Git-Hub para revisarlo</text:p>
      <text:p text:style-name="P9"><text:span text:style-name="T1">-Cree un bucle for en JS que imprima cada nombre en esta lista. miLista = </text:span><text:a xlink:type="simple" xlink:href="https://support.devcamp.com/tickets" text:style-name="Internet_20_link" text:visited-style-name="Visited_20_Internet_20_Link"><text:span text:style-name="T3">“velma”, “exploradora”, “jane”, “john”, “harry”</text:span></text:a></text:p>
      <text:p text:style-name="P11">-Cree un bucle while que recorra la misma lista y también imprima los nombres. Nota: Recuerda crear un contador para que el ciclo no sea infinito.</text:p>
      <text:p text:style-name="P11">-Cree una función de flecha que devuelva "Hola mundo".</text:p>
      <text:p text:style-name="P10"/>
      <text:p text:style-name="P10"/>
      <text:p text:style-name="P12">Buenos días Borja, felicidades por haber llegado al CheckPoint 8, te comento lo que vas a realizar... Este checkpoint sera el ultimo donde pediremos que creen una documentación sobre lo conceptos que te proporcionare, recuerda debes ser lo más claro y comprensible posible, estas creando un material que lo visualizarán personas que recién inician en el mundo del desarrollo por lo tanto debes también sustentarlo con ejemplos, porque se utiliza, para que se utiliza, sintaxis, etc… Necesito que esta documentación sea la más completa que has creado, utilizando un buen formato, con imágenes, buenos ejemplos, y muy importante que tenga mucha información, necesito que sea lo más completa posible!! Y ademas que no sea creada en PDF o Word, necesito exploren otras alternativas como crear documentacion en un archivo con lenguaje MarkDown, utilizar Wiki de Git-Hub, Git Books, una pagina HTML, etc… ya les he dado muchas pistas!! Quiero algo diferente!</text:p>
      <text:p text:style-name="P11">Los conceptos son los siguientes:</text:p>
      <text:p text:style-name="P11"/>
      <text:p text:style-name="P11"/>
      <text:p text:style-name="P11"/>
      <text:p text:style-name="P11">¿Qué tipo de bucles hay en JS?</text:p>
      <text:p text:style-name="P11"/>
      <text:p text:style-name="P11"/>
      <text:p text:style-name="P11"/>
      <text:p text:style-name="P11">¿Cuáles son las diferencias entre const, let y var?</text:p>
      <text:p text:style-name="P11"/>
      <text:p text:style-name="P11"/>
      <text:p text:style-name="P11">¿Qué es una función de flecha?</text:p>
      <text:p text:style-name="P11"/>
      <text:p text:style-name="P11"/>
      <text:p text:style-name="P11">¿Qué es la deconstrucción de variables?</text:p>
      <text:p text:style-name="P11"/>
      <text:p text:style-name="P11"/>
      <text:p text:style-name="P11"/>
      <text:p text:style-name="P11">¿Qué hace el operador de extensión en JS?</text:p>
      <text:p text:style-name="P11"/>
      <text:p text:style-name="P11"/>
      <text:p text:style-name="P11"/>
      <text:p text:style-name="P11">¿Qué es la programación orientada a objetos?</text:p>
      <text:p text:style-name="P11"/>
      <text:p text:style-name="P11"/>
      <text:p text:style-name="P11"/>
      <text:p text:style-name="P11">¿Qué es una promesa en JS?</text:p>
      <text:p text:style-name="P11"/>
      <text:p text:style-name="P11"/>
      <text:p text:style-name="P11"/>
      <text:p text:style-name="P13"><text:span text:style-name="T2">¿Qué hacen async y await por nosot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ontserrat" svg:font-family="montserrat"/>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997cm" fo:margin-left="0.397cm" fo:margin-right="0.75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8M27S</meta:editing-duration>
    <meta:editing-cycles>7</meta:editing-cycles>
    <meta:generator>OpenOffice/4.1.15$Win32 OpenOffice.org_project/4115m2$Build-9813</meta:generator>
    <dc:date>2024-06-19T11:19:52.61</dc:date>
    <dc:creator>BORJA GONZALVO</dc:creator>
    <meta:document-statistic meta:table-count="0" meta:image-count="0" meta:object-count="0" meta:page-count="1" meta:paragraph-count="15" meta:word-count="323" meta:character-count="1939"/>
    <meta:user-defined meta:name="Info 1"/>
    <meta:user-defined meta:name="Info 2"/>
    <meta:user-defined meta:name="Info 3"/>
    <meta:user-defined meta:name="Info 4"/>
  </office:meta>
</office:document-meta>
</file>